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biosa,</text:span><text:span text:style-name="T1"><text:line-break/></text:span><text:span text:style-name="T1">deszcz z góry spuście</text:span><text:span text:style-name="T1"><text:line-break/></text:span><text:span text:style-name="T1">o chmury,</text:span><text:span text:style-name="T1"><text:line-break/></text:span><text:span text:style-name="T1">Świętego ześlijcie</text:span><text:span text:style-name="T1"><text:line-break/></text:span><text:span text:style-name="T1">o ziemio,</text:span><text:span text:style-name="T1"><text:line-break/></text:span><text:span text:style-name="T1">otwórz się ziemio</text:span><text:span text:style-name="T1"><text:line-break/></text:span><text:span text:style-name="T1">i Zbawiciela nam daj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1. Jesteśmy pustynią,</text:span><text:span text:style-name="T1"><text:line-break/></text:span><text:span text:style-name="T1">jesteśmy spiekotą.</text:span><text:span text:style-name="T1"><text:line-break/></text:span><text:span text:style-name="T1">Marana Tha, </text:span><text:span text:style-name="T1">Marana Tha.</text:span><text:span text:style-name="T1"><text:line-break/></text:span><text:span text:style-name="T1">Jesteśmy wiatrem,</text:span><text:span text:style-name="T1"><text:line-break/></text:span><text:span text:style-name="T1">nikt nas nie słyszy.</text:span><text:span text:style-name="T1"><text:line-break/></text:span><text:span text:style-name="T1">Marana Tha, Marana Th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iebiosa,</text:span><text:span text:style-name="T1"><text:line-break/></text:span><text:span text:style-name="T1">deszcz z góry spuście</text:span><text:span text:style-name="T1"><text:line-break/></text:span><text:span text:style-name="T1">o chmury,</text:span><text:span text:style-name="T1"><text:line-break/></text:span><text:span text:style-name="T1">Świętego ześlijcie</text:span><text:span text:style-name="T1"><text:line-break/></text:span><text:span text:style-name="T1">o ziemio,</text:span><text:span text:style-name="T1"><text:line-break/></text:span><text:span text:style-name="T1">otwórz się ziemio</text:span><text:span text:style-name="T1"><text:line-break/></text:span><text:span text:style-name="T1">i Zbawiciela nam daj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Jesteśmy ciemnością,</text:span><text:span text:style-name="T1"><text:line-break/></text:span><text:span text:style-name="T1">nikt nie prowadzi.</text:span><text:span text:style-name="T1"><text:line-break/></text:span><text:span text:style-name="T1">Marana Tha, </text:span><text:span text:style-name="T1">Marana Tha.</text:span><text:span text:style-name="T1"><text:line-break/></text:span><text:span text:style-name="T1">Jesteśmy spętani,</text:span><text:span text:style-name="T1"><text:line-break/></text:span><text:span text:style-name="T1">nikt nie uwalnia</text:span><text:span text:style-name="T1"><text:line-break/></text:span><text:span text:style-name="T1">Marana Tha, Marana Th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iebiosa,</text:span><text:span text:style-name="T1"><text:line-break/></text:span><text:span text:style-name="T1">deszcz z góry spuście</text:span><text:span text:style-name="T1"><text:line-break/></text:span><text:span text:style-name="T1">o chmury,</text:span><text:span text:style-name="T1"><text:line-break/></text:span><text:span text:style-name="T1">Świętego ześlijcie</text:span><text:span text:style-name="T1"><text:line-break/></text:span><text:span text:style-name="T1">o ziemio,</text:span><text:span text:style-name="T1"><text:line-break/></text:span><text:span text:style-name="T1">otwórz się ziemio</text:span><text:span text:style-name="T1"><text:line-break/></text:span><text:span text:style-name="T1">i Zbawiciela nam daj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Jesteśmy zimnem,</text:span><text:span text:style-name="T1"><text:line-break/></text:span><text:span text:style-name="T1">nikt nie okrywa</text:span><text:span text:style-name="T1"><text:line-break/></text:span><text:span text:style-name="T1">Marana Tha, </text:span><text:span text:style-name="T1">Marana Tha.</text:span><text:span text:style-name="T1"><text:line-break/></text:span><text:span text:style-name="T1">Jesteśmy głodem,</text:span><text:span text:style-name="T1"><text:line-break/></text:span><text:span text:style-name="T1">nikt nas nie karmi</text:span><text:span text:style-name="T1"><text:line-break/></text:span><text:span text:style-name="T1">Marana Tha, Marana Th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iebiosa,</text:span><text:span text:style-name="T1"><text:line-break/></text:span><text:span text:style-name="T1">deszcz z góry spuście</text:span><text:span text:style-name="T1"><text:line-break/></text:span><text:span text:style-name="T1">o chmury,</text:span><text:span text:style-name="T1"><text:line-break/></text:span><text:span text:style-name="T1">Świętego ześlijcie</text:span><text:span text:style-name="T1"><text:line-break/></text:span><text:span text:style-name="T1">o ziemio,</text:span><text:span text:style-name="T1"><text:line-break/></text:span><text:span text:style-name="T1">otwórz się ziemio</text:span><text:span text:style-name="T1"><text:line-break/></text:span><text:span text:style-name="T1">i Zbawiciela nam daj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4. Jesteśmy łzami,</text:span><text:span text:style-name="T1"><text:line-break/></text:span><text:span text:style-name="T1">nikt nie osusza</text:span><text:span text:style-name="T1"><text:line-break/></text:span><text:span text:style-name="T1">Marana Tha, </text:span><text:span text:style-name="T1">Marana Tha.</text:span><text:span text:style-name="T1"><text:line-break/></text:span><text:span text:style-name="T1">Jesteśmy bólem,</text:span><text:span text:style-name="T1"><text:line-break/></text:span><text:span text:style-name="T1">nikt nie dostrzega</text:span><text:span text:style-name="T1"><text:line-break/></text:span><text:span text:style-name="T1">Marana Tha, Marana Th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iebiosa,</text:span><text:span text:style-name="T1"><text:line-break/></text:span><text:span text:style-name="T1">deszcz z góry spuście</text:span><text:span text:style-name="T1"><text:line-break/></text:span><text:span text:style-name="T1">o chmury,</text:span><text:span text:style-name="T1"><text:line-break/></text:span><text:span text:style-name="T1">Świętego ześlijcie</text:span><text:span text:style-name="T1"><text:line-break/></text:span><text:span text:style-name="T1">o ziemio,</text:span><text:span text:style-name="T1"><text:line-break/></text:span><text:span text:style-name="T1">otwórz się ziemio</text:span><text:span text:style-name="T1"><text:line-break/></text:span><text:span text:style-name="T1">i Zbawiciela nam daj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5:48:28</meta:creation-date>
    <dc:creator>Rafał Talacha</dc:creator>
    <dc:date>2009-01-27T10:10:34</dc:date>
    <dc:language>pl-PL</dc:language>
    <meta:editing-cycles>12</meta:editing-cycles>
    <meta:editing-duration>PT20M58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